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hile setting up Containerised Linux clusters </text:span></text:p>
      <text:p text:style-name="P2"/>
      <text:p text:style-name="P4"><text:span text:style-name="T1">Error#1 Error while adding new interface: VBoxNetAdpCtl: ioctl failed for /dev/vboxnetctl: Inappropriate ioctl for device</text:span></text:p>
      <text:p text:style-name="P5"/>
      <text:p text:style-name="P6"><text:span text:style-name="T1">sudo apt-get install virtualbox</text:span></text:p>
      <text:p text:style-name="P6"><text:span text:style-name="T1">(virtualbox installation using repository package helped)</text:span></text:p>
      <text:p text:style-name="P5"/>
      <text:p text:style-name="P7"><text:a xlink:type="simple" xlink:href="https://github.com/hashicorp/vagrant/issues/2429" text:style-name="Internet_20_link" text:visited-style-name="Visited_20_Internet_20_Link"><text:span text:style-name="T2">https://github.com/hashicorp/vagrant/issues/2429</text:span></text:a></text:p>
      <text:p text:style-name="P5"/>
      <text:p text:style-name="P5"/>
      <text:p text:style-name="P4"><text:span text:style-name="T1">Error#2 CoreOS Authentication failure on vagrant up</text:span></text:p>
      <text:p text:style-name="P4"><text:a xlink:type="simple" xlink:href="https://stackoverflow.com/questions/24867490/coreos-authentication-failure-on-vagrant-up" text:style-name="Internet_20_link" text:visited-style-name="Visited_20_Internet_20_Link"/></text:p>
      <text:p text:style-name="P4"><text:a xlink:type="simple" xlink:href="https://stackoverflow.com/questions/24867490/coreos-authentication-failure-on-vagrant-up" text:style-name="Internet_20_link" text:visited-style-name="Visited_20_Internet_20_Link"><text:span text:style-name="T2">https://stackoverflow.com/questions/24867490/coreos-authentication-failure-on-vagrant-up</text:span></text:a></text:p>
      <text:p text:style-name="P4"><text:span text:style-name="T1">Solved by adding ssh key </text:span></text:p>
      <text:p text:style-name="P2"/>
      <text:p text:style-name="P1"><text:span text:style-name="T1">Setup etcd in bare metal machine using following guide:</text:span></text:p>
      <text:p text:style-name="P2"/>
      <text:p text:style-name="P4"><text:a xlink:type="simple" xlink:href="https://coreos.com/etcd/docs/latest/dl_build.html" text:style-name="Internet_20_link" text:visited-style-name="Visited_20_Internet_20_Link"><text:span text:style-name="T2">https://coreos.com/etcd/docs/latest/dl_build.html</text:span></text:a></text:p>
      <text:p text:style-name="P4"><text:a xlink:type="simple" xlink:href="https://github.com/etcd-io/etcd" text:style-name="Internet_20_link" text:visited-style-name="Visited_20_Internet_20_Link"><text:span text:style-name="T2">https://github.com/etcd-io/etcd</text:span></text:a></text:p>
      <text:p text:style-name="P2"/>
      <text:p text:style-name="P2"/>
      <text:list xml:id="list4523142804986742868" text:style-name="WWNum3">
        <text:list-item>
          <text:p text:style-name="P8"><text:span text:style-name="T1">If etcd is</text:span><text:a xlink:type="simple" xlink:href="https://github.com/etcd-io/etcd/blob/master/Documentation/dl_build.md#build-the-latest-version" text:style-name="Internet_20_link" text:visited-style-name="Visited_20_Internet_20_Link"><text:span text:style-name="T1"> </text:span></text:a><text:a xlink:type="simple" xlink:href="https://github.com/etcd-io/etcd/blob/master/Documentation/dl_build.md#build-the-latest-version" text:style-name="Internet_20_link" text:visited-style-name="Visited_20_Internet_20_Link"><text:span text:style-name="T2">built from the master branch</text:span></text:a><text:span text:style-name="T1">, run it as below inside the etcd directory:</text:span></text:p>
        </text:list-item>
      </text:list>
      <text:p text:style-name="P6"><text:span text:style-name="T1">./bin/etcd</text:span></text:p>
      <text:list xml:id="list5255661604825210272" text:style-name="WWNum2">
        <text:list-item>
          <text:p text:style-name="P9"><text:span text:style-name="T1">The</text:span><text:a xlink:type="simple" xlink:href="http://www.iana.org/assignments/service-names-port-numbers/service-names-port-numbers.txt" text:style-name="Internet_20_link" text:visited-style-name="Visited_20_Internet_20_Link"><text:span text:style-name="T1"> </text:span></text:a><text:a xlink:type="simple" xlink:href="http://www.iana.org/assignments/service-names-port-numbers/service-names-port-numbers.txt" text:style-name="Internet_20_link" text:visited-style-name="Visited_20_Internet_20_Link"><text:span text:style-name="T2">official etcd ports</text:span></text:a><text:span text:style-name="T1"> are 2379 for client requests, and 2380 for peer communication.</text:span></text:p>
        </text:list-item>
        <text:list-item>
          <text:p text:style-name="P9"><text:span text:style-name="T1">https://github.com/etcd-io/etcd/blob/master/Documentation/demo.md</text:span></text:p>
        </text:list-item>
      </text:list>
      <text:p text:style-name="P2"><text:soft-page-break/></text:p>
      <text:p text:style-name="P2"/>
      <text:p text:style-name="P1"><text:span text:style-name="T1">Useful resources for python-etcd</text:span></text:p>
      <text:p text:style-name="P2"/>
      <text:list xml:id="list7041466745142625516" text:style-name="WWNum1">
        <text:list-item>
          <text:p text:style-name="P10"><text:span text:style-name="T1"><text:s/>Installed aio_etcd library using </text:span><text:a xlink:type="simple" xlink:href="https://pypi.org/project/aio_etcd/" text:style-name="Internet_20_link" text:visited-style-name="Visited_20_Internet_20_Link"><text:span text:style-name="T2">https://pypi.org/project/aio_etcd/</text:span></text:a></text:p>
        </text:list-item>
        <text:list-item>
          <text:p text:style-name="P10"><text:a xlink:type="simple" xlink:href="https://snarky.ca/how-the-heck-does-async-await-work-in-python-3-5/" text:style-name="Internet_20_link" text:visited-style-name="Visited_20_Internet_20_Link"><text:span text:style-name="T2">https://snarky.ca/how-the-heck-does-async-await-work-in-python-3-5</text:span></text:a><text:span text:style-name="T1">/</text:span></text:p>
        </text:list-item>
        <text:list-item>
          <text:p text:style-name="P10"><text:a xlink:type="simple" xlink:href="https://stackabuse.com/python-async-await-tutorial/" text:style-name="Internet_20_link" text:visited-style-name="Visited_20_Internet_20_Link"><text:span text:style-name="T2">https://stackabuse.com/python-async-await-tutorial/</text:span></text:a></text:p>
        </text:list-item>
        <text:list-item>
          <text:p text:style-name="P10"><text:a xlink:type="simple" xlink:href="https://python-etcd3.readthedocs.io/en/latest/usage.html" text:style-name="Internet_20_link" text:visited-style-name="Visited_20_Internet_20_Link"><text:span text:style-name="T2">https://python-etcd3.readthedocs.io/en/latest/usage.html</text:span></text:a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107" meta:character-count="1131" meta:non-whitespace-character-count="1048"/>
    <meta:generator>LibreOfficeDev/5.1.0.3$Linux_X86_64 LibreOffice_project/</meta:generator>
  </office:meta>
</office:document-meta>
</file>